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cb8" officeooo:paragraph-rsid="0016b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fhnesufsufshfsufshfufhufufi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08:20.650032949</meta:creation-date>
    <dc:date>2024-02-02T16:08:34.766977689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29" meta:non-whitespace-character-count="29"/>
    <meta:generator>LibreOffice/7.5.9.2$Linux_X86_64 LibreOffice_project/50$Build-2</meta:generator>
  </office:meta>
</office:document-meta>
</file>